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fBy6AMqSMrr5FJo2hIkdrIh47sO04Z0FePpZ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6T10:35:21.160316357</meta:creation-date>
    <dc:date>2022-06-26T11:15:37.279346317</dc:date>
    <meta:editing-duration>PT30M6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4.7.2$Linux_X86_64 LibreOffice_project/40$Build-2</meta:generator>
  </office:meta>
</office:document-meta>
</file>